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1.6pt"/>
    </style:style>
    <style:style style:name="co2" style:family="table-column">
      <style:table-column-properties fo:break-before="auto" style:column-width="40.05pt"/>
    </style:style>
    <style:style style:name="co3" style:family="table-column">
      <style:table-column-properties fo:break-before="auto" style:column-width="28.6pt"/>
    </style:style>
    <style:style style:name="co4" style:family="table-column">
      <style:table-column-properties fo:break-before="auto" style:column-width="34.64pt"/>
    </style:style>
    <style:style style:name="co5" style:family="table-column">
      <style:table-column-properties fo:break-before="auto" style:column-width="33.31pt"/>
    </style:style>
    <style:style style:name="co6" style:family="table-column">
      <style:table-column-properties fo:break-before="auto" style:column-width="48.16pt"/>
    </style:style>
    <style:style style:name="co7" style:family="table-column">
      <style:table-column-properties fo:break-before="auto" style:column-width="67.0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13.3pt"/>
    </style:style>
    <style:style style:name="co10" style:family="table-column">
      <style:table-column-properties fo:break-before="auto" style:column-width="554.54pt"/>
    </style:style>
    <style:style style:name="co11" style:family="table-column">
      <style:table-column-properties fo:break-before="auto" style:column-width="632.86pt"/>
    </style:style>
    <style:style style:name="co12" style:family="table-column">
      <style:table-column-properties fo:break-before="auto" style:column-width="788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velop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Tas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tasks/all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8" calcext:value-type="float">
            <text:p>380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task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8" calcext:value-type="float">
            <text:p>380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Brightspot Enterprise Licen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license/index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1" calcext:value-type="float">
            <text:p>16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brightspot-enterprise-license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1" calcext:value-type="float">
            <text:p>16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intro/index.ht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16" calcext:value-type="float">
            <text:p>35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introduction.ht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16" calcext:value-type="float">
            <text:p>35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Customiz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customization/all.htm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159" calcext:value-type="float">
            <text:p>45159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customization.htm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155" calcext:value-type="float">
            <text:p>45155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Brightspot Enterprise Plugi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plugins/all.html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3" calcext:value-type="float">
            <text:p>1194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brightspot-enterprise-plugins.html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3" calcext:value-type="float">
            <text:p>11943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Quick Instal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installation/quick.ht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installation/quick-installation.ht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Instal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installation/index.ht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installation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Advanced Instal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installation/advanced.html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702" calcext:value-type="float">
            <text:p>670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installation/advanced-installation.html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701" calcext:value-type="float">
            <text:p>670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Templa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templating/all.htm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573" calcext:value-type="float">
            <text:p>29573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templating.htm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586" calcext:value-type="float">
            <text:p>29586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Creating Content Typ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creating-content/index.ht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20" calcext:value-type="float">
            <text:p>23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creating-content-types.htm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Annota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annotations/all.ht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731" calcext:value-type="float">
            <text:p>55731</text:p>
          </table:table-cell>
          <table:table-cell office:value-type="float" office:value="22" calcext:value-type="float">
            <text:p>2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annotations.ht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733" calcext:value-type="float">
            <text:p>55733</text:p>
          </table:table-cell>
          <table:table-cell office:value-type="float" office:value="21" calcext:value-type="float">
            <text:p>2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Multi-S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multi-site/all.htm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2" calcext:value-type="float">
            <text:p>17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multi-site.htm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Tutori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tutorials/all.ht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tutorials.ht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Automatically Creating Permalin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tutorials/article-permalinks.ht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06" calcext:value-type="float">
            <text:p>13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tutorials/automatically-creating-permalinks.ht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Developing an Artic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tutorials/article-develop-model.htm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93" calcext:value-type="float">
            <text:p>569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tutorials/developing-an-article.htm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93" calcext:value-type="float">
            <text:p>569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Creating a View Mod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tutorials/article-develop-view-model.ht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tutorials/creating-a-view-model.ht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Creating an Article Vie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tutorials/article-develop-view.html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462" calcext:value-type="float">
            <text:p>346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tutorials/creating-an-article-view.htm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62" calcext:value-type="float">
            <text:p>346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Getting Started with Brightspot Tutori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tutorials/getting-started.ht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tutorials/getting-started-with-brightspot-tutorial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tutorials/article-summary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tutorials/summary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Query AP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query/all.ht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966" calcext:value-type="float">
            <text:p>1496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query-api.ht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935" calcext:value-type="float">
            <text:p>149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Debugg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dari-tools/all.htm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26" calcext:value-type="float">
            <text:p>115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debugging.htm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25" calcext:value-type="float">
            <text:p>1152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Content Mode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content-modeling/index.ht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content-modeling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Modifica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content-modeling/modifications.ht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28" calcext:value-type="float">
            <text:p>292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content-modeling/modifications.ht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7" calcext:value-type="float">
            <text:p>292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Data Valid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content-modeling/data-validation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9" calcext:value-type="float">
            <text:p>1949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content-modeling/data-validation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9" calcext:value-type="float">
            <text:p>1949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Adding Field Typ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content-modeling/fields.html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43" calcext:value-type="float">
            <text:p>514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content-modeling/adding-field-types.html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43" calcext:value-type="float">
            <text:p>514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Inherit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content-modeling/inheritance.htm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4" calcext:value-type="float">
            <text:p>15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content-modeling/inheritance.htm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4" calcext:value-type="float">
            <text:p>15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content-modeling/images.htm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55" calcext:value-type="float">
            <text:p>915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content-modeling/images.htm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155" calcext:value-type="float">
            <text:p>915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Creating Custom Fiel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developers-guide/content-modeling/custom-field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private/tmp/2020-04-08_11-20-48/3469-Support_and_Documentation_3_2-html5/out/en/developer-guide/content-modeling/creating-custom-field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Styleguide" table:style-name="ta1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Conven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styleguide/intro/convention.ht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09_22-36-46/3469-Support_and_Documentation_3_2-html5/out/en/styleguide-guide/introduction/conventions.ht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styleguide/intro/index.ht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private/tmp/2020-04-09_22-36-46/3469-Support_and_Documentation_3_2-html5/out/en/styleguide-guide/introduction.ht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Struc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styleguide/intro/structure.htm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09_22-36-46/3469-Support_and_Documentation_3_2-html5/out/en/styleguide-guide/introduction/structure.htm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Dependenc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styleguide/intro/dependencies.ht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09_22-36-46/3469-Support_and_Documentation_3_2-html5/out/en/styleguide-guide/introduction/dependencies.ht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The Sta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styleguide/intro/stack.ht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09_22-36-46/3469-Support_and_Documentation_3_2-html5/out/en/styleguide-guide/introduction/the-stack.ht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Templa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styleguide/templating/index.ht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private/tmp/2020-04-09_22-36-46/3469-Support_and_Documentation_3_2-html5/out/en/styleguide-guide/templating.ht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Utility Help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styleguide/templating/util-helper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09_22-36-46/3469-Support_and_Documentation_3_2-html5/out/en/styleguide-guide/templating/utility-helper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BEM Help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styleguide/templating/bem-helper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09_22-36-46/3469-Support_and_Documentation_3_2-html5/out/en/styleguide-guide/templating/bem-helper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Build Configur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styleguide/styling/build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private/tmp/2020-04-09_22-36-46/3469-Support_and_Documentation_3_2-html5/out/en/styleguide-guide/javascript/build-configuration.ht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Sty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styleguide/styling/index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09_22-36-46/3469-Support_and_Documentation_3_2-html5/out/en/styleguide-guide/styling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Naming Conven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styleguide/styling/naming.ht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private/tmp/2020-04-09_22-36-46/3469-Support_and_Documentation_3_2-html5/out/en/styleguide-guide/styling/naming-conventions.ht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Build Configur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styleguide/javascript/build.ht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private/tmp/2020-04-09_22-36-46/3469-Support_and_Documentation_3_2-html5/out/en/styleguide-guide/javascript/build-configuration.ht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styleguide/javascript/index.ht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private/tmp/2020-04-09_22-36-46/3469-Support_and_Documentation_3_2-html5/out/en/styleguide-guide/javascript.ht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Debugg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styleguide/javascript/debugging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09_22-36-46/3469-Support_and_Documentation_3_2-html5/out/en/styleguide-guide/javascript/debugging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styleguide/data/index.ht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09_22-36-46/3469-Support_and_Documentation_3_2-html5/out/en/styleguide-guide/data.ht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Special Key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styleguide/data/special-key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09_22-36-46/3469-Support_and_Documentation_3_2-html5/out/en/styleguide-guide/data/special-key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Value Help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styleguide/data/value-helper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private/tmp/2020-04-09_22-36-46/3469-Support_and_Documentation_3_2-html5/out/en/styleguide-guide/data/value-helper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Release Notes" table:style-name="ta1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Release Notes 2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releases/release-notes/2-4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09_23-45-23/3469-Support_and_Documentation_3_2-html5/out/en/release-notes/release-notes-2-4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Release Notes 3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releases/release-notes/3-0.ht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57" calcext:value-type="float">
            <text:p>59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09_23-45-23/3469-Support_and_Documentation_3_2-html5/out/en/release-notes/release-notes-3-0.htm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57" calcext:value-type="float">
            <text:p>595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Release Notes 3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releases/release-notes/3-1.htm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05" calcext:value-type="float">
            <text:p>950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private/tmp/2020-04-09_23-45-23/3469-Support_and_Documentation_3_2-html5/out/en/release-notes/release-notes-3-1.htm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05" calcext:value-type="float">
            <text:p>950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Release Notes 3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releases/release-notes/3-2.ht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57" calcext:value-type="float">
            <text:p>1735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09_23-45-23/3469-Support_and_Documentation_3_2-html5/out/en/release-notes/release-notes-3-2.ht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57" calcext:value-type="float">
            <text:p>1735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Dari" table:style-name="ta1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advanced/index.ht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advanced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Transac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advanced/database-transaction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advanced/transaction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Server Sta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advanced/server-stats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advanced/server-stats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Background Tas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advanced/background-tasks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advanced/background-tasks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Storage Item Configur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configuration/storage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5" calcext:value-type="float">
            <text:p>15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configuration/storage-item-configuration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45" calcext:value-type="float">
            <text:p>15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Configur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configuration/index.ht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configuration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Database Configur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configuration/database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29" calcext:value-type="float">
            <text:p>53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configuration/database-configuration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29" calcext:value-type="float">
            <text:p>53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Miscellenous Configur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configuration/misc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configuration/miscellenous-configuration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Debug Too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configuration/debug-tool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configuration/debug-tool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Upgrading from 1.8.x to 1.9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upgrades/1.8.x-to-1.9.0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upgrades/upgrading-from-1-8-x-to-1-9-0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Upgrad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upgrades/index.ht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upgrade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Upgrading from 1.7.x to 1.8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upgrades/1.7.x-to-1.8.0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upgrades/upgrading-from-1-7-x-to-1-8-0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Upgrading from 1.4.x to 1.5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upgrades/1.4.x-to-1.5.0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53" calcext:value-type="float">
            <text:p>535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upgrades/upgrading-from-1-4-x-to-1-5-0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53" calcext:value-type="float">
            <text:p>535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The ORDER BY Clau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query/order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query-api/the-order-by-clause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Query AP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query/index.ht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query-api.ht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Spatial Quer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query/spatial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query-api/spatial-querie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The GROUP BY Clau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query/group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query-api/the-group-by-clause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6" calcext:value-type="float">
            <text:p>14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The WHERE Clau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query/where.ht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query-api/the-where-clause.ht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Querying Relationshi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query/relationship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query-api/querying-relationship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The LIMIT Clau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query/limit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query-api/the-limit-clause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Query Too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query/tool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query-api/query-tool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Bind variab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query/binding-variable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query-api/bind-variable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The FROM Clau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query/from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query-api/the-from-clause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Tutor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overview/tutorial.html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714" calcext:value-type="float">
            <text:p>167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overview/tutorial.html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714" calcext:value-type="float">
            <text:p>167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Database Backen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overview/database-support.htm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28" calcext:value-type="float">
            <text:p>21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overview/database-backends.htm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28" calcext:value-type="float">
            <text:p>21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Overvie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overview/index.ht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overview.ht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Licen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overview/license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overview/license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Contribu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overview/contribute.ht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overview/contributing.ht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Index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data-modeling/indexes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data-modeling/indexes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Data Mode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data-modeling/index.ht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data-modeling.ht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Relationshi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data-modeling/relationship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data-modeling/relationship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Schema View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data-modeling/schema-viewer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data-modeling/schema-viewer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Embedded Objec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data-modeling/embedded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data-modeling/embedded-object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Saving With Dari Objec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data-modeling/saving.ht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data-modeling/saving-with-dari-objects.ht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Collec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data-modeling/collection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data-modeling/collection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Annota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reference/annotation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reference/annotation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Refere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reference/index.ht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reference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Predica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dari/reference/predicate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07-34-17/3469-Support_and_Documentation_3_2-html5/out/en/dari-guide/reference/predicate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Editorial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Gloss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/glossary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8" calcext:value-type="float">
            <text:p>19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glossary.ht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785" calcext:value-type="float">
            <text:p>37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Brightspot Demo Instal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demo/all.ht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brightspot-demo-installation.ht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Using Docker Toolbo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demo/docker-toolbox.htm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brightspot-demo-installation/using-docker-toolbox.htm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Using Docker Platfo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demo/docker-platform.htm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1" calcext:value-type="float">
            <text:p>23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brightspot-demo-installation/using-docker-platform.htm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51" calcext:value-type="float">
            <text:p>23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Image Edi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image-editing/all.htm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8" calcext:value-type="float">
            <text:p>404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image-editing.htm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8" calcext:value-type="float">
            <text:p>404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User Sett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user-settings/all.ht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user-settings.htm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Brightspot Enterprise Licen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license/index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1" calcext:value-type="float">
            <text:p>16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brightspot-enterprise-license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1" calcext:value-type="float">
            <text:p>16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intro/index.ht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introduction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Lock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locking/all.htm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locking.htm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Two Factor Authentic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two-factor-auth/all.ht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two-factor-authentication.ht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Workflow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workflows/all.htm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6" calcext:value-type="float">
            <text:p>19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workflows.htm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6" calcext:value-type="float">
            <text:p>19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Publishing Too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publishing-tools/all.htm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11" calcext:value-type="float">
            <text:p>121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publishing-tools.html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11" calcext:value-type="float">
            <text:p>1211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Search Engine Optimiz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publishing-tools/seo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search-engine-optimization.ht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Looking Gla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looking-glass/all.htm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looking-glass.htm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Bulk Edi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bulk-editing/all.htm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bulk-editing.htm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5" calcext:value-type="float">
            <text:p>1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Sear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search/all.htm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45" calcext:value-type="float">
            <text:p>42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search.htm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45" calcext:value-type="float">
            <text:p>42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Dashbo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dashboard/all.ht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dashboard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Selec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dashboard/selections.ht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dashboard/selections.ht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Custom Dashboa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dashboard/dash-intro.ht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dashboard/custom-dashboard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Bulk Uplo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dashboard/bulk-upload.htm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dashboard/bulk-upload.htm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Using the Dashboard Edit P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dashboard/dash-editpage.htm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33" calcext:value-type="float">
            <text:p>30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dashboard/custom-dashboards/using-the-dashboard-edit-page.ht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33" calcext:value-type="float">
            <text:p>30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Scheduled Eve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dashboard/schedule.htm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dashboard/scheduled-events.htm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Site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dashboard/sitemap.ht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dashboard/sitemap.ht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Building a Custom Dashbo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dashboard/custom.ht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dashboard/custom-dashboards/building-a-custom-dashboard.ht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Resourc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dashboard/resources.ht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dashboard/resources.ht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Working with One-off Dashboa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dashboard/dash-oneoff.htm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dashboard/custom-dashboards/working-with-one-off-dashboards.ht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Work Strea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dashboard/workstreams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dashboard/work-streams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Dashboard Scop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dashboard/dash-scope.ht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97" calcext:value-type="float">
            <text:p>26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dashboard/custom-dashboards/dashboard-scoping.ht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97" calcext:value-type="float">
            <text:p>26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Recent Activ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dashboard/recent-activity.ht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dashboard/recent-activity.ht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Common Cont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dashboard/common-content.htm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dashboard/common-content.ht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Working with Shared Dashboar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dashboard/dash-shared.htm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dashboard/custom-dashboards/working-with-shared-dashboards.ht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16" calcext:value-type="float">
            <text:p>19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Draf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dashboard/drafts.ht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dashboard/drafts.ht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Multi-S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multi-site/all.htm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96" calcext:value-type="float">
            <text:p>299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multi-site.htm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6" calcext:value-type="float">
            <text:p>299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Publishing Proc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publishing-process/all.htm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30" calcext:value-type="float">
            <text:p>17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publishing-process.ht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30" calcext:value-type="float">
            <text:p>17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Renaming Revis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publishing-process/pub-rename.htm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publishing-process/renaming-revisions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Publishing with a Named Sched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publishing-process/pub-live-group.htm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publishing-process/publishing-with-a-named-schedule.ht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11" calcext:value-type="float">
            <text:p>16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Deleting or Archiving Cont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publishing-process/pub-archive.htm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publishing-process/deleting-or-archiving-content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Using Workflow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publishing-process/pub-wf.htm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publishing-process/using-workflows.ht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Creating New Cont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publishing-process/pub-new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publishing-process/creating-new-content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Publish Widget: Content States Refere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publishing-process/pub-widget-ref.html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8979" calcext:value-type="float">
            <text:p>897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publishing-process/publish-widget--content-states-reference.html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8780" calcext:value-type="float">
            <text:p>878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Saving Draft Cont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publishing-process/pub-draft.htm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56" calcext:value-type="float">
            <text:p>20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publishing-process/saving-draft-content.ht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96" calcext:value-type="float">
            <text:p>2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Previewing Cont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publishing-process/pub-preview.ht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65" calcext:value-type="float">
            <text:p>24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publishing-process/previewing-content.htm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65" calcext:value-type="float">
            <text:p>24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Publishing to a Live S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publishing-process/pub-live.htm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23" calcext:value-type="float">
            <text:p>24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publishing-process/publishing-to-a-live-site.htm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23" calcext:value-type="float">
            <text:p>24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Content Types Sett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content-type-settings/all.ht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content-types-settings.ht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Production Guid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production-guides/all.htm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production-guides.htm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Site Sett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site-settings/all.htm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54" calcext:value-type="float">
            <text:p>455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site-settings.htm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559" calcext:value-type="float">
            <text:p>455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Version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versioning/all.ht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92" calcext:value-type="float">
            <text:p>30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versioning.ht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92" calcext:value-type="float">
            <text:p>30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Roles, Users, and Permiss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roles-and-permissions/all.htm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roles,-users,-and-permissions.htm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Understanding Permissions and Contro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roles-and-permissions/understanding_permissions.html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roles,-users,-and-permissions/understanding-permissions-and-controls.html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7" calcext:value-type="float">
            <text:p>29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Creating New Us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roles-and-permissions/users.ht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522" calcext:value-type="float">
            <text:p>35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roles,-users,-and-permissions/creating-new-users.ht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530" calcext:value-type="float">
            <text:p>35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Creating New Ro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roles-and-permissions/roles.htm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88" calcext:value-type="float">
            <text:p>18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roles,-users,-and-permissions/creating-new-roles.htm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88" calcext:value-type="float">
            <text:p>18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Search Engine Optimiz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seo/all.ht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search-engine-optimization.ht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headings</text:p>
          </table:table-cell>
          <table:table-cell office:value-type="string" calcext:value-type="string">
            <text:p>codesamples</text:p>
          </table:table-cell>
        </table:table-row>
        <table:table-row table:style-name="ro1">
          <table:table-cell office:value-type="string" calcext:value-type="string">
            <text:p>Work Strea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/Users/mlautman/Documents/docs/_build/html/cms/editorial-guide/workstreams/all.htm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5" calcext:value-type="float">
            <text:p>23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private/tmp/2020-04-10_10-38-56/3469-Support_and_Documentation_3_2-html5/out/en/editorial-guide/dashboard/work-streams.ht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0:53:04.963315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MacOSX_X86_64 LibreOffice_project/0c292870b25a325b5ed35f6b45599d2ea4458e77</meta:generator>
    <dc:date>2020-04-10T10:53:37.056639093</dc:date>
    <meta:editing-duration>PT8H14M56S</meta:editing-duration>
    <meta:editing-cycles>5</meta:editing-cycles>
    <meta:document-statistic meta:table-count="5" meta:cell-count="2940" meta:object-count="0"/>
  </office:meta>
</office:document-meta>
</file>